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0000" fo:font-size="11pt" fo:font-weight="bold" officeooo:rsid="000bd613" officeooo:paragraph-rsid="0026e302" style:font-size-asian="11pt" style:font-weight-asian="bold" style:font-size-complex="11pt" style:font-weight-complex="bold"/>
    </style:style>
    <style:style style:name="P2" style:family="paragraph" style:parent-style-name="Standard">
      <style:paragraph-properties fo:text-align="start" style:justify-single-word="false"/>
      <style:text-properties fo:color="#000000" style:font-name="Calibri" fo:font-size="11pt" fo:font-weight="bold" officeooo:rsid="001f48c1" officeooo:paragraph-rsid="0026e302" style:font-size-asian="11pt" style:font-weight-asian="bold" style:font-size-complex="11pt" style:font-weight-complex="bold"/>
    </style:style>
    <style:style style:name="P3" style:family="paragraph" style:parent-style-name="Standard">
      <style:paragraph-properties fo:text-align="start" style:justify-single-word="false"/>
      <style:text-properties fo:color="#000000" style:font-name="Calibri" fo:font-size="11pt" fo:font-weight="bold" officeooo:rsid="000bd613" officeooo:paragraph-rsid="0026e302" style:font-size-asian="11pt" style:font-weight-asian="bold" style:font-size-complex="11pt" style:font-weight-complex="bold"/>
    </style:style>
    <style:style style:name="P4" style:family="paragraph" style:parent-style-name="Standard">
      <style:paragraph-properties fo:text-align="start" style:justify-single-word="false"/>
      <style:text-properties fo:color="#000000" style:font-name="Calibri" fo:font-size="11pt" fo:font-weight="bold" officeooo:rsid="000e1986" officeooo:paragraph-rsid="003c6750" style:font-size-asian="11pt" style:font-weight-asian="bold" style:font-size-complex="11pt" style:font-weight-complex="bold"/>
    </style:style>
    <style:style style:name="P5" style:family="paragraph" style:parent-style-name="Standard">
      <style:paragraph-properties fo:text-align="start" style:justify-single-word="false"/>
      <style:text-properties fo:color="#000000" style:font-name="Calibri" fo:font-size="11pt" fo:font-weight="bold" officeooo:rsid="003d9011" officeooo:paragraph-rsid="003d9011" style:font-size-asian="11pt" style:font-weight-asian="bold" style:font-size-complex="11pt" style:font-weight-complex="bold"/>
    </style:style>
    <style:style style:name="P6" style:family="paragraph" style:parent-style-name="Standard">
      <style:paragraph-properties fo:text-align="start" style:justify-single-word="false"/>
      <style:text-properties fo:color="#000000" style:font-name="Calibri" fo:font-size="11pt" fo:font-weight="bold" officeooo:rsid="003f795c" officeooo:paragraph-rsid="003f795c" style:font-size-asian="11pt" style:font-weight-asian="bold" style:font-size-complex="11pt" style:font-weight-complex="bold"/>
    </style:style>
    <style:style style:name="P7" style:family="paragraph" style:parent-style-name="Standard">
      <style:paragraph-properties fo:text-align="start" style:justify-single-word="false"/>
      <style:text-properties fo:color="#000000" style:font-name="Calibri" fo:font-size="11pt" fo:font-weight="bold" officeooo:rsid="00412d47" officeooo:paragraph-rsid="00412d47" style:font-size-asian="11pt" style:font-weight-asian="bold" style:font-size-complex="11pt" style:font-weight-complex="bold"/>
    </style:style>
    <style:style style:name="P8" style:family="paragraph" style:parent-style-name="Standard">
      <style:paragraph-properties fo:text-align="start" style:justify-single-word="false"/>
      <style:text-properties fo:color="#000000" style:font-name="Calibri" fo:font-size="11pt" fo:font-weight="normal" officeooo:rsid="000bd613" officeooo:paragraph-rsid="0026e302" style:font-size-asian="11pt" style:font-weight-asian="normal" style:font-size-complex="11pt" style:font-weight-complex="normal"/>
    </style:style>
    <style:style style:name="P9" style:family="paragraph" style:parent-style-name="Standard">
      <style:paragraph-properties fo:text-align="start" style:justify-single-word="false"/>
      <style:text-properties fo:color="#000000" style:font-name="Calibri" fo:font-size="11pt" fo:font-weight="normal" officeooo:rsid="00115039" officeooo:paragraph-rsid="0032c633"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fo:color="#000000" style:font-name="Calibri" fo:font-size="11pt" fo:font-weight="normal" officeooo:rsid="0034b291" officeooo:paragraph-rsid="00412d47"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fo:color="#000000" style:font-name="Calibri" fo:font-size="11pt" fo:font-weight="normal" officeooo:rsid="0034b291" officeooo:paragraph-rsid="004d0f1f"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fo:color="#000000" style:font-name="Calibri" fo:font-size="11pt" fo:font-weight="normal" officeooo:rsid="0022fd3a" officeooo:paragraph-rsid="0026e302"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fo:color="#000000" style:font-name="Calibri" fo:font-size="11pt" fo:font-weight="normal" officeooo:rsid="003c6750" officeooo:paragraph-rsid="003c6750"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fo:color="#000000" style:font-name="Calibri" fo:font-size="11pt" fo:font-weight="normal" officeooo:rsid="003c6750" officeooo:paragraph-rsid="004e8ad4"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fo:color="#000000" style:font-name="Calibri" fo:font-size="11pt" fo:font-weight="normal" officeooo:rsid="003f795c" officeooo:paragraph-rsid="003f795c"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fo:color="#000000" style:font-name="Calibri" fo:font-size="11pt" fo:font-weight="normal" officeooo:rsid="00410da4" officeooo:paragraph-rsid="00410da4"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fo:color="#000000" style:font-name="Calibri" fo:font-size="11pt" fo:font-weight="normal" officeooo:rsid="00410da4" officeooo:paragraph-rsid="00588159"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fo:color="#000000" style:font-name="Calibri" fo:font-size="11pt" fo:font-weight="normal" officeooo:rsid="00412d47" officeooo:paragraph-rsid="00412d47"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fo:color="#000000" style:font-name="Calibri" fo:font-size="11pt" fo:font-weight="normal" officeooo:rsid="0013279c" officeooo:paragraph-rsid="0026e302"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fo:color="#000000" style:font-name="Calibri" fo:font-size="11pt" fo:font-weight="normal" officeooo:rsid="00508495" officeooo:paragraph-rsid="00508495"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fo:color="#000000" style:font-name="Calibri" fo:font-size="11pt" fo:font-weight="normal" officeooo:rsid="003cba9d" officeooo:paragraph-rsid="00543428"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fo:color="#000000" style:font-name="Calibri" fo:font-size="11pt" fo:font-weight="normal" officeooo:rsid="003cba9d" officeooo:paragraph-rsid="005517fe"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fo:color="#000000" style:font-name="Calibri" fo:font-size="11pt" fo:font-weight="normal" officeooo:rsid="00543428" officeooo:paragraph-rsid="00543428"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fo:color="#000000" style:font-name="Calibri" fo:font-size="11pt" fo:font-weight="normal" officeooo:rsid="005517fe" officeooo:paragraph-rsid="005517fe"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fo:color="#000000" style:font-name="Calibri" fo:font-size="11pt" fo:font-weight="normal" officeooo:rsid="005517fe" officeooo:paragraph-rsid="00557b38" style:font-size-asian="11pt" style:font-weight-asian="normal" style:font-size-complex="11pt" style:font-weight-complex="normal"/>
    </style:style>
    <style:style style:name="P26" style:family="paragraph" style:parent-style-name="Standard">
      <style:paragraph-properties fo:text-align="start" style:justify-single-word="false"/>
      <style:text-properties fo:color="#000000" style:font-name="Calibri" fo:font-size="11pt" fo:font-weight="normal" officeooo:rsid="004b44b4" officeooo:paragraph-rsid="004b44b4"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fo:color="#000000" style:font-name="Calibri" fo:font-size="11pt" fo:font-weight="normal" officeooo:rsid="00557b38" officeooo:paragraph-rsid="00557b38"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fo:color="#000000" style:font-name="Calibri" fo:font-size="11pt" fo:font-weight="normal" officeooo:rsid="0050756b" officeooo:paragraph-rsid="005d29ba"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fo:color="#000000" style:font-name="Calibri" fo:font-size="11pt" fo:font-weight="normal" officeooo:rsid="00543428" officeooo:paragraph-rsid="00588159" fo:background-color="#ffff00"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fo:color="#000000" style:font-name="Calibri" fo:font-size="11pt" fo:font-weight="normal" officeooo:rsid="00543428" officeooo:paragraph-rsid="005a3e92" fo:background-color="#ffff00" style:font-size-asian="11pt" style:font-weight-asian="normal" style:font-size-complex="11pt" style:font-weight-complex="normal"/>
    </style:style>
    <style:style style:name="P31" style:family="paragraph" style:parent-style-name="Standard">
      <style:paragraph-properties fo:text-align="start" style:justify-single-word="false"/>
      <style:text-properties fo:color="#000000" style:font-name="Calibri" fo:font-size="11pt" fo:font-weight="normal" officeooo:rsid="00543428" officeooo:paragraph-rsid="005b75c0" fo:background-color="#ffff00" style:font-size-asian="11pt" style:font-weight-asian="normal" style:font-size-complex="11pt" style:font-weight-complex="normal"/>
    </style:style>
    <style:style style:name="P32" style:family="paragraph" style:parent-style-name="Standard">
      <style:paragraph-properties fo:text-align="start" style:justify-single-word="false"/>
      <style:text-properties fo:color="#000000" style:font-name="Courier New" fo:font-size="11pt" fo:font-weight="normal" officeooo:rsid="003f795c" officeooo:paragraph-rsid="00412d47" style:font-size-asian="11pt" style:font-weight-asian="normal" style:font-size-complex="11pt" style:font-weight-complex="normal"/>
    </style:style>
    <style:style style:name="P33" style:family="paragraph" style:parent-style-name="Standard">
      <style:paragraph-properties fo:text-align="center" style:justify-single-word="false"/>
      <style:text-properties officeooo:paragraph-rsid="0026e302"/>
    </style:style>
    <style:style style:name="P34" style:family="paragraph" style:parent-style-name="Standard">
      <style:paragraph-properties fo:text-align="center" style:justify-single-word="false"/>
      <style:text-properties fo:color="#7030a1" style:font-name="Calibri" fo:font-size="11pt" fo:font-weight="bold" officeooo:rsid="001e4cae" officeooo:paragraph-rsid="0026e302" style:font-size-asian="11pt" style:font-weight-asian="bold" style:font-size-complex="11pt" style:font-weight-complex="bold"/>
    </style:style>
    <style:style style:name="P35" style:family="paragraph" style:parent-style-name="Standard">
      <style:paragraph-properties fo:text-align="start" style:justify-single-word="false"/>
      <style:text-properties fo:font-weight="normal" officeooo:rsid="000bd613" officeooo:paragraph-rsid="0026e302" style:font-weight-asian="normal" style:font-weight-complex="normal"/>
    </style:style>
    <style:style style:name="P36" style:family="paragraph" style:parent-style-name="Standard">
      <style:paragraph-properties fo:text-align="start" style:justify-single-word="false"/>
      <style:text-properties fo:font-weight="normal" officeooo:rsid="0013279c" officeooo:paragraph-rsid="0026e302" style:font-weight-asian="normal" style:font-weight-complex="normal"/>
    </style:style>
    <style:style style:name="P37" style:family="paragraph" style:parent-style-name="Standard">
      <style:paragraph-properties fo:text-align="start" style:justify-single-word="false"/>
      <style:text-properties fo:font-weight="normal" officeooo:rsid="00115039" officeooo:paragraph-rsid="0026e302" style:font-weight-asian="normal" style:font-weight-complex="normal"/>
    </style:style>
    <style:style style:name="P38" style:family="paragraph" style:parent-style-name="Standard">
      <style:paragraph-properties fo:text-align="start" style:justify-single-word="false"/>
      <style:text-properties officeooo:rsid="000bd613" officeooo:paragraph-rsid="0026e302"/>
    </style:style>
    <style:style style:name="P39" style:family="paragraph" style:parent-style-name="Standard">
      <style:paragraph-properties fo:text-align="start" style:justify-single-word="false"/>
      <style:text-properties officeooo:paragraph-rsid="0026e302"/>
    </style:style>
    <style:style style:name="P40" style:family="paragraph" style:parent-style-name="Standard">
      <style:paragraph-properties fo:text-align="start" style:justify-single-word="false"/>
      <style:text-properties officeooo:paragraph-rsid="005b75c0"/>
    </style:style>
    <style:style style:name="P41" style:family="paragraph" style:parent-style-name="Standard">
      <style:paragraph-properties fo:text-align="start" style:justify-single-word="false"/>
      <style:text-properties fo:font-weight="bold" officeooo:rsid="0013279c" officeooo:paragraph-rsid="0026e302" style:font-weight-asian="bold" style:font-weight-complex="bold"/>
    </style:style>
    <style:style style:name="P42" style:family="paragraph" style:parent-style-name="Standard" style:master-page-name="Standard">
      <style:paragraph-properties fo:margin-top="0in" fo:margin-bottom="0in" loext:contextual-spacing="false" fo:text-align="center" style:justify-single-word="false" style:page-number="auto"/>
      <style:text-properties officeooo:paragraph-rsid="0026e302"/>
    </style:style>
    <style:style style:name="P43" style:family="paragraph" style:parent-style-name="Standard" style:list-style-name="L1">
      <style:paragraph-properties fo:text-align="start" style:justify-single-word="false"/>
      <style:text-properties fo:color="#000000" style:font-name="Courier New" fo:font-size="11pt" fo:font-weight="normal" officeooo:rsid="00285696" officeooo:paragraph-rsid="003c6750" style:font-size-asian="11pt" style:font-weight-asian="normal" style:font-size-complex="11pt" style:font-weight-complex="normal"/>
    </style:style>
    <style:style style:name="P44" style:family="paragraph" style:parent-style-name="Standard" style:list-style-name="L2">
      <style:paragraph-properties fo:text-align="start" style:justify-single-word="false"/>
      <style:text-properties fo:color="#000000" style:font-name="Courier New" fo:font-size="11pt" fo:font-weight="normal" officeooo:rsid="003f795c" officeooo:paragraph-rsid="003f795c" style:font-size-asian="11pt" style:font-weight-asian="normal" style:font-size-complex="11pt" style:font-weight-complex="normal"/>
    </style:style>
    <style:style style:name="P45" style:family="paragraph" style:parent-style-name="Standard" style:list-style-name="L2">
      <style:paragraph-properties fo:text-align="start" style:justify-single-word="false"/>
      <style:text-properties fo:color="#000000" style:font-name="Courier New" fo:font-size="11pt" fo:font-weight="normal" officeooo:rsid="003f795c" officeooo:paragraph-rsid="00410da4" style:font-size-asian="11pt" style:font-weight-asian="normal" style:font-size-complex="11pt" style:font-weight-complex="normal"/>
    </style:style>
    <style:style style:name="P46" style:family="paragraph" style:parent-style-name="Standard" style:list-style-name="L3">
      <style:paragraph-properties fo:text-align="start" style:justify-single-word="false"/>
      <style:text-properties fo:color="#000000" style:font-name="Courier New" fo:font-size="11pt" fo:font-weight="normal" officeooo:rsid="003f795c" officeooo:paragraph-rsid="00412d47" style:font-size-asian="11pt" style:font-weight-asian="normal" style:font-size-complex="11pt" style:font-weight-complex="normal"/>
    </style:style>
    <style:style style:name="P47" style:family="paragraph" style:parent-style-name="Standard" style:list-style-name="L2">
      <style:paragraph-properties fo:text-align="start" style:justify-single-word="false"/>
      <style:text-properties fo:color="#000000" style:font-name="Courier New" fo:font-size="11pt" fo:font-weight="normal" officeooo:rsid="00410da4" officeooo:paragraph-rsid="00410da4" style:font-size-asian="11pt" style:font-weight-asian="normal" style:font-size-complex="11pt" style:font-weight-complex="normal"/>
    </style:style>
    <style:style style:name="P48" style:family="paragraph" style:parent-style-name="Standard">
      <style:paragraph-properties fo:text-align="start" style:justify-single-word="false"/>
      <style:text-properties fo:color="#000000" style:font-name="Calibri" fo:font-size="11pt" fo:font-weight="normal" officeooo:rsid="003f795c" officeooo:paragraph-rsid="003f795c" style:font-size-asian="11pt" style:font-weight-asian="normal" style:font-size-complex="11pt" style:font-weight-complex="normal"/>
    </style:style>
    <style:style style:name="P49" style:family="paragraph" style:parent-style-name="Standard">
      <style:paragraph-properties fo:text-align="start" style:justify-single-word="false"/>
      <style:text-properties officeooo:paragraph-rsid="0026e302"/>
    </style:style>
    <style:style style:name="P50" style:family="paragraph" style:parent-style-name="Standard" style:list-style-name="L2">
      <style:paragraph-properties fo:text-align="start" style:justify-single-word="false"/>
      <style:text-properties officeooo:paragraph-rsid="003f795c"/>
    </style:style>
    <style:style style:name="T1" style:family="text">
      <style:text-properties fo:color="#000000" style:font-name="Calibri" fo:font-size="11pt" fo:font-weight="bold" style:font-size-asian="11pt" style:font-weight-asian="bold" style:font-size-complex="11pt" style:font-weight-complex="bold"/>
    </style:style>
    <style:style style:name="T2" style:family="text">
      <style:text-properties fo:color="#000000" style:font-name="Calibri" fo:font-size="11pt" fo:font-weight="bold" officeooo:rsid="000d231e" style:font-size-asian="11pt" style:font-weight-asian="bold" style:font-size-complex="11pt" style:font-weight-complex="bold"/>
    </style:style>
    <style:style style:name="T3" style:family="text">
      <style:text-properties fo:color="#000000" style:font-name="Calibri" fo:font-size="11pt" style:font-size-asian="11pt" style:font-size-complex="11pt"/>
    </style:style>
    <style:style style:name="T4" style:family="text">
      <style:text-properties fo:color="#000000" style:font-name="Calibri" fo:font-size="11pt" officeooo:rsid="001570f2" style:font-size-asian="11pt" style:font-size-complex="11pt"/>
    </style:style>
    <style:style style:name="T5" style:family="text">
      <style:text-properties fo:color="#000000" style:font-name="Calibri" fo:font-size="11pt" officeooo:rsid="00175fc7" style:font-size-asian="11pt" style:font-size-complex="11pt"/>
    </style:style>
    <style:style style:name="T6" style:family="text">
      <style:text-properties fo:color="#000000" style:font-name="Calibri" fo:font-size="11pt" officeooo:rsid="0034b291" style:font-size-asian="11pt" style:font-size-complex="11pt"/>
    </style:style>
    <style:style style:name="T7" style:family="text">
      <style:text-properties fo:color="#000000" style:font-name="Calibri" fo:font-size="11pt" officeooo:rsid="0047e334" style:font-size-asian="11pt" style:font-size-complex="11pt"/>
    </style:style>
    <style:style style:name="T8" style:family="text">
      <style:text-properties fo:color="#000000" style:font-name="Calibri" fo:font-size="11pt" officeooo:rsid="0051e01e" style:font-size-asian="11pt" style:font-size-complex="11pt"/>
    </style:style>
    <style:style style:name="T9" style:family="text">
      <style:text-properties fo:color="#000000" style:font-name="Calibri" fo:font-size="11pt" fo:font-weight="normal" officeooo:rsid="000bd613" style:font-size-asian="11pt" style:font-weight-asian="normal" style:font-size-complex="11pt" style:font-weight-complex="normal"/>
    </style:style>
    <style:style style:name="T10" style:family="text">
      <style:text-properties fo:color="#000000" style:font-name="Calibri" fo:font-size="11pt" fo:font-weight="normal" officeooo:rsid="0022fd3a" style:font-size-asian="11pt" style:font-weight-asian="normal" style:font-size-complex="11pt" style:font-weight-complex="normal"/>
    </style:style>
    <style:style style:name="T11" style:family="text">
      <style:text-properties fo:color="#000000" style:font-name="Calibri" fo:font-size="11pt" fo:font-weight="normal" officeooo:rsid="002cc08f" style:font-size-asian="11pt" style:font-weight-asian="normal" style:font-size-complex="11pt" style:font-weight-complex="normal"/>
    </style:style>
    <style:style style:name="T12" style:family="text">
      <style:text-properties fo:color="#000000" style:font-name="Calibri" fo:font-size="11pt" fo:font-weight="normal" officeooo:rsid="002d99e0" style:font-size-asian="11pt" style:font-weight-asian="normal" style:font-size-complex="11pt" style:font-weight-complex="normal"/>
    </style:style>
    <style:style style:name="T13" style:family="text">
      <style:text-properties fo:color="#000000" style:font-name="Calibri" fo:font-size="11pt" fo:font-weight="normal" officeooo:rsid="0034b291" style:font-size-asian="11pt" style:font-weight-asian="normal" style:font-size-complex="11pt" style:font-weight-complex="normal"/>
    </style:style>
    <style:style style:name="T14" style:family="text">
      <style:text-properties fo:color="#000000" style:font-name="Calibri" fo:font-size="11pt" fo:font-weight="normal" officeooo:rsid="003adc20" style:font-size-asian="11pt" style:font-weight-asian="normal" style:font-size-complex="11pt" style:font-weight-complex="normal"/>
    </style:style>
    <style:style style:name="T15" style:family="text">
      <style:text-properties fo:color="#000000" style:font-name="Calibri" fo:font-size="11pt" fo:font-weight="normal" officeooo:rsid="00475106" style:font-size-asian="11pt" style:font-weight-asian="normal" style:font-size-complex="11pt" style:font-weight-complex="normal"/>
    </style:style>
    <style:style style:name="T16" style:family="text">
      <style:text-properties fo:color="#000000" style:font-name="Calibri" fo:font-size="11pt" fo:font-weight="normal" officeooo:rsid="004e8ad4" style:font-size-asian="11pt" style:font-weight-asian="normal" style:font-size-complex="11pt" style:font-weight-complex="normal"/>
    </style:style>
    <style:style style:name="T17" style:family="text">
      <style:text-properties fo:color="#000000" style:font-name="Calibri" fo:font-size="11pt" fo:font-weight="normal" officeooo:rsid="005b75c0" style:font-size-asian="11pt" style:font-weight-asian="normal" style:font-size-complex="11pt" style:font-weight-complex="normal"/>
    </style:style>
    <style:style style:name="T18" style:family="text">
      <style:text-properties fo:color="#000000" style:font-name="Calibri" fo:font-size="11pt" fo:font-weight="normal" officeooo:rsid="001e4cae" style:font-size-asian="11pt" style:font-weight-asian="normal" style:font-size-complex="11pt" style:font-weight-complex="normal"/>
    </style:style>
    <style:style style:name="T19" style:family="text">
      <style:text-properties fo:color="#000000" style:font-name="Calibri" fo:font-size="11pt" fo:font-weight="normal" officeooo:rsid="005d32d5" style:font-size-asian="11pt" style:font-weight-asian="normal" style:font-size-complex="11pt" style:font-weight-complex="normal"/>
    </style:style>
    <style:style style:name="T20" style:family="text">
      <style:text-properties fo:color="#000000" style:font-name="Calibri" fo:font-size="11pt" fo:font-weight="normal" officeooo:rsid="00543428" style:font-size-asian="11pt" style:font-weight-asian="normal" style:font-size-complex="11pt" style:font-weight-complex="normal"/>
    </style:style>
    <style:style style:name="T21" style:family="text">
      <style:text-properties fo:color="#000000" fo:font-size="11pt" fo:font-weight="bold" style:font-size-asian="11pt" style:font-weight-asian="bold" style:font-name-complex="Calibri1" style:font-size-complex="11pt" style:font-weight-complex="bold"/>
    </style:style>
    <style:style style:name="T22" style:family="text">
      <style:text-properties fo:color="#000000" fo:font-size="11pt" fo:font-weight="bold" officeooo:rsid="001b5339" style:font-size-asian="11pt" style:font-weight-asian="bold" style:font-name-complex="Calibri1" style:font-size-complex="11pt" style:font-weight-complex="bold"/>
    </style:style>
    <style:style style:name="T23" style:family="text">
      <style:text-properties fo:color="#000000" fo:font-size="11pt" fo:font-weight="bold" style:font-size-asian="11pt" style:font-weight-asian="bold" style:font-size-complex="11pt" style:font-weight-complex="bold"/>
    </style:style>
    <style:style style:name="T24" style:family="text">
      <style:text-properties fo:color="#000000" fo:font-size="11pt" fo:font-weight="bold" officeooo:rsid="001b5339" style:font-size-asian="11pt" style:font-weight-asian="bold" style:font-size-complex="11pt" style:font-weight-complex="bold"/>
    </style:style>
    <style:style style:name="T25" style:family="text">
      <style:text-properties fo:color="#000000" fo:font-size="11pt" fo:font-weight="bold" officeooo:rsid="000fcf38" style:font-size-asian="11pt" style:font-weight-asian="bold" style:font-size-complex="11pt" style:font-weight-complex="bold"/>
    </style:style>
    <style:style style:name="T26" style:family="text">
      <style:text-properties fo:color="#000000" fo:font-size="11pt" fo:font-weight="bold" officeooo:rsid="00311619" style:font-size-asian="11pt" style:font-weight-asian="bold" style:font-size-complex="11pt" style:font-weight-complex="bold"/>
    </style:style>
    <style:style style:name="T27" style:family="text">
      <style:text-properties fo:color="#000000" fo:font-size="11pt" fo:font-weight="bold" officeooo:rsid="004d71a0" style:font-size-asian="11pt" style:font-weight-asian="bold" style:font-size-complex="11pt" style:font-weight-complex="bold"/>
    </style:style>
    <style:style style:name="T28" style:family="text">
      <style:text-properties fo:color="#000000" fo:font-size="11pt" fo:font-weight="bold" officeooo:rsid="00527c99" style:font-size-asian="11pt" style:font-weight-asian="bold" style:font-size-complex="11pt" style:font-weight-complex="bold"/>
    </style:style>
    <style:style style:name="T29" style:family="text">
      <style:text-properties fo:color="#000000" fo:font-size="11pt" fo:font-weight="bold" officeooo:rsid="001d0add" style:font-size-asian="11pt" style:font-weight-asian="bold" style:font-size-complex="11pt" style:font-weight-complex="bold"/>
    </style:style>
    <style:style style:name="T30" style:family="text">
      <style:text-properties fo:color="#000000" fo:font-size="11pt" fo:font-weight="bold" officeooo:rsid="005d32d5" style:font-size-asian="11pt" style:font-weight-asian="bold" style:font-size-complex="11pt" style:font-weight-complex="bold"/>
    </style:style>
    <style:style style:name="T31" style:family="text">
      <style:text-properties fo:color="#000000" style:text-position="super 58%" fo:font-size="11pt" fo:font-weight="bold" officeooo:rsid="00527c99" style:font-size-asian="11pt" style:font-weight-asian="bold" style:font-size-complex="11pt" style:font-weight-complex="bold"/>
    </style:style>
    <style:style style:name="T32" style:family="text">
      <style:text-properties fo:color="#000000" style:font-name="Courier New" fo:font-size="11pt" fo:font-weight="normal" officeooo:rsid="005b75c0" style:font-size-asian="11pt" style:font-weight-asian="normal" style:font-size-complex="11pt" style:font-weight-complex="normal"/>
    </style:style>
    <style:style style:name="T33" style:family="text">
      <style:text-properties fo:color="#000000" style:font-name="Courier New" fo:font-size="11pt" fo:font-weight="normal" officeooo:rsid="003f795c" style:font-size-asian="11pt" style:font-weight-asian="normal" style:font-size-complex="11pt" style:font-weight-complex="normal"/>
    </style:style>
    <style:style style:name="T34" style:family="text">
      <style:text-properties fo:color="#000000" style:font-name="Courier New" fo:font-size="11pt" fo:font-weight="normal" officeooo:rsid="005d32d5" style:font-size-asian="11pt" style:font-weight-asian="normal" style:font-size-complex="11pt" style:font-weight-complex="normal"/>
    </style:style>
    <style:style style:name="T35" style:family="text">
      <style:text-properties officeooo:rsid="001fa5b0"/>
    </style:style>
    <style:style style:name="T36" style:family="text">
      <style:text-properties officeooo:rsid="0022fd3a"/>
    </style:style>
    <style:style style:name="T37" style:family="text">
      <style:text-properties officeooo:rsid="00311619"/>
    </style:style>
    <style:style style:name="T38" style:family="text">
      <style:text-properties officeooo:rsid="00325ee6"/>
    </style:style>
    <style:style style:name="T39" style:family="text">
      <style:text-properties officeooo:rsid="0034b291"/>
    </style:style>
    <style:style style:name="T40" style:family="text">
      <style:text-properties officeooo:rsid="003adc20"/>
    </style:style>
    <style:style style:name="T41" style:family="text">
      <style:text-properties officeooo:rsid="003c6750"/>
    </style:style>
    <style:style style:name="T42" style:family="text">
      <style:text-properties officeooo:rsid="003cc9d8"/>
    </style:style>
    <style:style style:name="T43" style:family="text">
      <style:text-properties officeooo:rsid="00421b4d"/>
    </style:style>
    <style:style style:name="T44" style:family="text">
      <style:text-properties officeooo:rsid="0045fdb8"/>
    </style:style>
    <style:style style:name="T45" style:family="text">
      <style:text-properties officeooo:rsid="0046e55c"/>
    </style:style>
    <style:style style:name="T46" style:family="text">
      <style:text-properties officeooo:rsid="004b44b4"/>
    </style:style>
    <style:style style:name="T47" style:family="text">
      <style:text-properties officeooo:rsid="004d0f1f"/>
    </style:style>
    <style:style style:name="T48" style:family="text">
      <style:text-properties officeooo:rsid="004e8ad4"/>
    </style:style>
    <style:style style:name="T49" style:family="text">
      <style:text-properties style:font-name="Courier New"/>
    </style:style>
    <style:style style:name="T50" style:family="text">
      <style:text-properties style:font-name="Courier New" officeooo:rsid="003cc9d8"/>
    </style:style>
    <style:style style:name="T51" style:family="text">
      <style:text-properties officeooo:rsid="0051154f"/>
    </style:style>
    <style:style style:name="T52" style:family="text">
      <style:text-properties officeooo:rsid="0051e01e"/>
    </style:style>
    <style:style style:name="T53" style:family="text">
      <style:text-properties officeooo:rsid="00543428"/>
    </style:style>
    <style:style style:name="T54" style:family="text">
      <style:text-properties fo:background-color="#ffff00" loext:char-shading-value="0"/>
    </style:style>
    <style:style style:name="T55" style:family="text">
      <style:text-properties officeooo:rsid="00543428" fo:background-color="#ffff00" loext:char-shading-value="0"/>
    </style:style>
    <style:style style:name="T56" style:family="text">
      <style:text-properties officeooo:rsid="005517fe"/>
    </style:style>
    <style:style style:name="T57" style:family="text">
      <style:text-properties officeooo:rsid="00557b38"/>
    </style:style>
    <style:style style:name="T58" style:family="text">
      <style:text-properties officeooo:rsid="00588159"/>
    </style:style>
    <style:style style:name="T59" style:family="text">
      <style:text-properties officeooo:rsid="005a3e92"/>
    </style:style>
    <style:style style:name="T60" style:family="text">
      <style:text-properties officeooo:rsid="005ce480"/>
    </style:style>
    <style:style style:name="T61" style:family="text">
      <style:text-properties officeooo:rsid="005d32d5"/>
    </style:style>
    <style:style style:name="T62" style:family="text">
      <style:text-properties style:font-name="Courier New"/>
    </style:style>
    <style:style style:name="T63" style:family="text">
      <style:text-properties style:font-name="Courier New" officeooo:rsid="003cc9d8"/>
    </style:style>
    <style:style style:name="T64" style:family="text">
      <style:text-properties officeooo:rsid="005f02e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21">CS 3</text:span><text:span text:style-name="T22">34</text:span><text:span text:style-name="T21">: </text:span><text:span text:style-name="T22">Operating Systems</text:span></text:p>
      <text:p text:style-name="P1">Lab <text:span text:style-name="T40">4</text:span>: <text:span text:style-name="T36">Multi-Processing Part 2: Plumbing</text:span></text:p>
      <text:p text:style-name="P33"><text:span text:style-name="T24">Spring</text:span><text:span text:style-name="T23"> 20</text:span><text:span text:style-name="T24">2</text:span><text:span text:style-name="T30">4</text:span><text:span text:style-name="T24">. </text:span><text:span text:style-name="T25">(100 pts possible)</text:span></text:p>
      <text:p text:style-name="P33"><text:span text:style-name="T25">D</text:span><text:span text:style-name="T29">ue Date: </text:span><text:span text:style-name="T30">WE</text:span><text:span text:style-name="T27"> </text:span><text:span text:style-name="T26">February </text:span><text:span text:style-name="T28">14</text:span><text:span text:style-name="T31">th</text:span><text:span text:style-name="T28"> </text:span><text:span text:style-name="T26">202</text:span><text:span text:style-name="T30">4</text:span><text:span text:style-name="T29"> NLT midnight</text:span></text:p>
      <text:p text:style-name="P34"/>
      <text:p text:style-name="P2">Name : ______________________________ </text:p>
      <text:p text:style-name="P2"/>
      <text:p text:style-name="P3">Introduction:</text:p>
      <text:p text:style-name="P39"><text:span text:style-name="T9">This is a</text:span><text:span text:style-name="T18">n individual exercise, so everyone will turn in </text:span><text:span text:style-name="T19">their</text:span><text:span text:style-name="T18"> own write-up, but I would like you to collaborate in </text:span><text:span text:style-name="T20">a group </text:span><text:span text:style-name="T18">so you</text:span><text:span text:style-name="T16">r</text:span><text:span text:style-name="T18"> learning progress is faster </text:span><text:span text:style-name="T15">and more complete</text:span><text:span text:style-name="T18">.</text:span></text:p>
      <text:p text:style-name="P2"/>
      <text:p text:style-name="P38"><text:span text:style-name="T1">Educational objectives </text:span><text:span text:style-name="T2">(student will be able to)</text:span><text:span text:style-name="T1">:</text:span></text:p>
      <text:p text:style-name="P35"><text:span text:style-name="T3">* </text:span><text:span text:style-name="T6">how to point and re-point process’s I/O file-descriptors</text:span></text:p>
      <text:p text:style-name="P12">* <text:span text:style-name="T39">use pipes to exchange information between two processes</text:span></text:p>
      <text:p text:style-name="P12"/>
      <text:p text:style-name="P3">Readings:</text:p>
      <text:p text:style-name="P39"><text:span text:style-name="T9">* </text:span><text:span text:style-name="T16">suggested reading: Selected sections from TB:</text:span><text:span text:style-name="T15"> </text:span><text:span text:style-name="T10">CH</text:span><text:span text:style-name="T15">2</text:span><text:span text:style-name="T10"> </text:span><text:span text:style-name="T15">and </text:span><text:span text:style-name="T13">CH</text:span><text:span text:style-name="T15">10 </text:span><text:span text:style-name="T16">(see syllabus)</text:span></text:p>
      <text:p text:style-name="P39"><text:span text:style-name="T10">* </text:span><text:span text:style-name="T11">Useful man pages:</text:span><text:span text:style-name="T12"> </text:span><text:span text:style-name="T14">pipe, dup, dup2</text:span></text:p>
      <text:p text:style-name="P3"/>
      <text:p text:style-name="P3">Materials (one of each per group):</text:p>
      <text:p text:style-name="P8">* <text:span text:style-name="T35">Access to UP’s Linux VDI or a Debian flavor Linux system</text:span></text:p>
      <text:p text:style-name="P8"/>
      <text:p text:style-name="P4">Part 1 <text:span text:style-name="T37">(20 pts)</text:span>: <text:span text:style-name="T41">Is dup a deep copy?</text:span></text:p>
      <text:p text:style-name="P14">In <text:span text:style-name="T53">the </text:span>class we worked on an example of duplicating a file descriptor (FD) using <text:span text:style-name="T49">dup</text:span> system call. Making a FD copy is a multi-step process: 1: the kernel’s u_block gets incremented, 2: local variable is created and 3. the new FD is instantiated with a value of the original FD <text:span text:style-name="T48">value </text:span>that <text:span text:style-name="T44">it</text:span> copied <text:span text:style-name="T48">over</text:span>. <text:span text:style-name="T48">The following code will answer </text:span><text:span text:style-name="T53">the following question: </text:span><text:span text:style-name="T46">Are these two FDs independent of each other (having their own struct instances in memory), or are these FDs really just two different names for the same memory storage address? </text:span></text:p>
      <text:p text:style-name="P13"/>
      <text:list xml:id="list883793136" text:style-name="L1">
        <text:list-item>
          <text:p text:style-name="P43">#include &lt;stdlib.h&gt;</text:p>
        </text:list-item>
        <text:list-item>
          <text:p text:style-name="P43">#include &lt;stdio.h&gt;</text:p>
        </text:list-item>
        <text:list-item>
          <text:p text:style-name="P43">#include &lt;unistd.h&gt;</text:p>
        </text:list-item>
        <text:list-item>
          <text:p text:style-name="P43">#include &lt;sys/types.h&gt;</text:p>
        </text:list-item>
        <text:list-item>
          <text:p text:style-name="P43">#include &lt;sys/stat.h&gt;</text:p>
        </text:list-item>
        <text:list-item>
          <text:p text:style-name="P43">#include &lt;fcntl.h&gt;</text:p>
        </text:list-item>
        <text:list-item>
          <text:p text:style-name="P43"/>
        </text:list-item>
        <text:list-item>
          <text:p text:style-name="P43">#define BUFFER_SIZE <text:span text:style-name="T53">1</text:span><text:span text:style-name="T60">4</text:span></text:p>
        </text:list-item>
        <text:list-item>
          <text:p text:style-name="P43"/>
        </text:list-item>
        <text:list-item>
          <text:p text:style-name="P43">int main(int argc, char* argv []) {</text:p>
        </text:list-item>
        <text:list-item>
          <text:p text:style-name="P43"><text:s text:c="2"/>printf("in main\n"); <text:s text:c="15"/></text:p>
        </text:list-item>
        <text:list-item>
          <text:p text:style-name="P43"><text:s text:c="2"/>int fd; <text:s text:c="28"/></text:p>
        </text:list-item>
        <text:list-item>
          <text:p text:style-name="P43"><text:s text:c="2"/>char buffer[BUFFER_SIZE];</text:p>
        </text:list-item>
        <text:list-item>
          <text:p text:style-name="P43"/>
        </text:list-item>
        <text:list-item>
          <text:p text:style-name="P43"><text:s text:c="2"/>if ((fd = open(argv[1], O_RDONLY)) == -1){</text:p>
        </text:list-item>
        <text:list-item>
          <text:p text:style-name="P43"><text:s text:c="4"/>perror("open");</text:p>
        </text:list-item>
        <text:list-item>
          <text:p text:style-name="P43"><text:s text:c="4"/>exit (EXIT_FAILURE);</text:p>
        </text:list-item>
        <text:list-item>
          <text:p text:style-name="P43"><text:s text:c="2"/>}</text:p>
        </text:list-item>
        <text:list-item>
          <text:p text:style-name="P43"><text:s text:c="2"/>int rc_read = read(fd, buffer, BUFFER_SIZE);</text:p>
        </text:list-item>
        <text:list-item>
          <text:p text:style-name="P43"><text:s text:c="2"/>printf("From fd read:\n%.*s\n", rc_read, buffer);</text:p>
        </text:list-item>
        <text:list-item>
          <text:p text:style-name="P43"><text:s/>/**********************************************</text:p>
        </text:list-item>
        <text:list-item>
          <text:p text:style-name="P43"><text:s/>* <text:span text:style-name="T42">insert your code here</text:span></text:p>
        </text:list-item>
        <text:list-item>
          <text:p text:style-name="P43"><text:soft-page-break/>**************************************************/</text:p>
        </text:list-item>
        <text:list-item>
          <text:p text:style-name="P43">}</text:p>
        </text:list-item>
      </text:list>
      <text:p text:style-name="P22"/>
      <text:p text:style-name="P22"><text:span text:style-name="T56">a. </text:span>The above <text:span text:style-name="T42">code opens a file using </text:span><text:span text:style-name="T50">open</text:span><text:span text:style-name="T42"> which is pointed to by a file descriptor </text:span><text:span text:style-name="T50">fd</text:span><text:span text:style-name="T42">. Line 19 reads the first </text:span><text:span text:style-name="T53">13</text:span><text:span text:style-name="T42"> bytes from the file into a buffer which advances the FD by </text:span><text:span text:style-name="T53">13</text:span><text:span text:style-name="T42"> bytes.</text:span></text:p>
      <text:p text:style-name="P23">C<text:span text:style-name="T42">ompile the above code with “</text:span><text:span text:style-name="T50">gcc <text:s/>-o Lab4Part1 Lab4Part1.c</text:span><text:span text:style-name="T42">” and run the code as “</text:span><text:span text:style-name="T50">./Lab4Part1 </text:span><text:span text:style-name="T49">scores</text:span><text:span text:style-name="T50">.</text:span><text:span text:style-name="T49">txt</text:span><text:span text:style-name="T42">”. </text:span>Copy and paste your program’s output.</text:p>
      <text:p text:style-name="P23"><text:span text:style-name="T54">Answer:</text:span><text:line-break/></text:p>
      <text:p text:style-name="P24">b. A simple question: how many characters/bytes are there on each line of scores.txt file? Why does the code above read 14 bytes which is not the same as the number of characters on each line of the file?<text:line-break/><text:span text:style-name="T55">Answer:</text:span><text:span text:style-name="T53"><text:line-break/></text:span></text:p>
      <text:p text:style-name="P21"><text:span text:style-name="T56">c. </text:span><text:span text:style-name="T42">Now, test if the </text:span><text:span text:style-name="T50">dup</text:span><text:span text:style-name="T42"> system call is a deep copy by writing a super short snippet of code and insert it at line 20. </text:span></text:p>
      <text:p text:style-name="P21"><text:span text:style-name="T42">– creat</text:span><text:span text:style-name="T53">e</text:span><text:span text:style-name="T42"> a new FD called fd_backup</text:span></text:p>
      <text:p text:style-name="P21"><text:span text:style-name="T42">– </text:span><text:span text:style-name="T53">save a copy of the file descriptor fd in the fd_backup.</text:span></text:p>
      <text:p text:style-name="P24">– read and print BUFER_SIZE number of bytes from the fd_backup.</text:p>
      <text:p text:style-name="P24">Copy your code you code up AND the output of the program after you recompiled and reran the code. </text:p>
      <text:p text:style-name="P24"><text:span text:style-name="T55">Answer</text:span>:</text:p>
      <text:p text:style-name="P21"/>
      <text:p text:style-name="P24">d. Finally, add the following two lines (reading from the original file descriptor), <text:span text:style-name="T61">after </text:span>your code <text:span text:style-name="T61">snippet you wrote. Remember that the read instruction advances the file descriptor pointer by the number of bytes the API asked for to be read.</text:span></text:p>
      <text:p text:style-name="P22">“ rc_read = read(fd, buffer, BUFFER_SIZE);</text:p>
      <text:p text:style-name="P22"><text:s text:c="2"/>printf("From fd read:\n%*s\n", rc_read, buffer);”</text:p>
      <text:p text:style-name="P24">Where do you expect the original file descriptor to read from? Was your prediction correct? (compile and run code)</text:p>
      <text:p text:style-name="P24"><text:span text:style-name="T55">Answer</text:span>:</text:p>
      <text:p text:style-name="P22"/>
      <text:p text:style-name="P20"><text:span text:style-name="T57">e. To s</text:span>ummarize your findings: <text:span text:style-name="T57">How are the </text:span>fd and fd_backup independent <text:span text:style-name="T57">in terms of the datastructures</text:span>? <text:span text:style-name="T57">(Hint: as fd and fd_backup are pointers, do they point to different memory locations/ point to different structs?)</text:span></text:p>
      <text:p text:style-name="P25"><text:span text:style-name="T55">Answer</text:span>:</text:p>
      <text:p text:style-name="P26"/>
      <text:p text:style-name="P27">f. If you would want to have the same process reading from two different file offsets, without always jumping the file descriptor to and from two different file offsets, how would you implement this functionality? Think super simple. </text:p>
      <text:p text:style-name="P25"><text:span text:style-name="T55">Answer</text:span>:</text:p>
      <text:p text:style-name="P25"/>
      <text:p text:style-name="P5">Part 2. Pipes between two processes.</text:p>
      <text:p text:style-name="P15">Below is <text:span text:style-name="T58">similar </text:span>code <text:span text:style-name="T58">to </text:span>Lab3Part4 where <text:span text:style-name="T58">a </text:span>parent had two children attached to it and was waking the children to read from a file and write to <text:span text:style-name="T58">the </text:span><text:span text:style-name="T49">stdout</text:span>. Your task is to use the same code <text:span text:style-name="T58">base</text:span>, but <text:span text:style-name="T45">the </text:span>parent will send <text:span text:style-name="T58">the </text:span>message <text:span text:style-name="T49">msg_ch1</text:span> to the first child and the second message <text:span text:style-name="T49">msg_ch2</text:span> to the second child. <text:span text:style-name="T58">To do this, c</text:span>reate two pipes, where the first <text:span text:style-name="T49">pipe_fd1</text:span> will be used to send message <text:span text:style-name="T49">msg_ch1</text:span> from <text:span text:style-name="T58">the </text:span>parent to the first child and similarly <text:span text:style-name="T45">the</text:span> parent process will send the message<text:span text:style-name="T49"> msg_ch2</text:span> using <text:span text:style-name="T49">pipe_fd2</text:span> to the second child. </text:p>
      <text:p text:style-name="P15"/>
      <text:p text:style-name="P6"/>
      <text:list xml:id="list1167398933" text:style-name="L2">
        <text:list-item>
          <text:p text:style-name="P44"><text:soft-page-break/>#include &lt;stdio.h&gt;</text:p>
        </text:list-item>
        <text:list-item>
          <text:p text:style-name="P44">#include &lt;string.h&gt;</text:p>
        </text:list-item>
        <text:list-item>
          <text:p text:style-name="P44">#include &lt;stdio.h&gt;</text:p>
        </text:list-item>
        <text:list-item>
          <text:p text:style-name="P44">#include &lt;stdlib.h&gt;</text:p>
        </text:list-item>
        <text:list-item>
          <text:p text:style-name="P44">#include &lt;unistd.h&gt;</text:p>
        </text:list-item>
        <text:list-item>
          <text:p text:style-name="P44">#include &lt;fcntl.h&gt;</text:p>
        </text:list-item>
        <text:list-item>
          <text:p text:style-name="P44">#include &lt;sys/wait.h&gt;</text:p>
        </text:list-item>
        <text:list-item>
          <text:p text:style-name="P44"/>
        </text:list-item>
        <text:list-item>
          <text:p text:style-name="P44">#define BUFF_SIZE 128</text:p>
        </text:list-item>
        <text:list-item>
          <text:p text:style-name="P44"/>
        </text:list-item>
        <text:list-item>
          <text:p text:style-name="P44">int main(void) {</text:p>
        </text:list-item>
        <text:list-item>
          <text:p text:style-name="P44"/>
        </text:list-item>
        <text:list-item>
          <text:p text:style-name="P44"><text:s text:c="2"/>pid_t pid1, pid2;</text:p>
        </text:list-item>
        <text:list-item>
          <text:p text:style-name="P44"><text:s text:c="2"/>int pipe_fd1 [2];</text:p>
        </text:list-item>
        <text:list-item>
          <text:p text:style-name="P44"><text:s text:c="2"/>int pipe_fd2 [2];</text:p>
        </text:list-item>
        <text:list-item>
          <text:p text:style-name="P44"/>
        </text:list-item>
        <text:list-item>
          <text:p text:style-name="P44"><text:s text:c="2"/>printf("Before\n");</text:p>
        </text:list-item>
        <text:list-item>
          <text:p text:style-name="P45"><text:s text:c="2"/>/* </text:p>
        </text:list-item>
        <text:list-item>
          <text:p text:style-name="P47"><text:s text:c="3"/>* pipe setup goes here</text:p>
        </text:list-item>
        <text:list-item>
          <text:p text:style-name="P44"><text:s text:c="3"/>*/</text:p>
        </text:list-item>
        <text:list-item>
          <text:p text:style-name="P44"><text:s text:c="2"/>if ((pid1 = fork()) &lt; 0) // could not fork</text:p>
        </text:list-item>
        <text:list-item>
          <text:p text:style-name="P44"><text:s text:c="4"/>perror("FORK ERROR");</text:p>
        </text:list-item>
        <text:list-item>
          <text:p text:style-name="P44"><text:s text:c="2"/></text:p>
        </text:list-item>
        <text:list-item>
          <text:p text:style-name="P50"><text:span text:style-name="T33"><text:s text:c="7"/>if (pid1 != 0) { <text:s text:c="3"/>// </text:span><text:span text:style-name="T34">child</text:span><text:span text:style-name="T33"> </text:span></text:p>
        </text:list-item>
        <text:list-item>
          <text:p text:style-name="P44"><text:s text:c="4"/>char buff[BUFF_SIZE];</text:p>
        </text:list-item>
        <text:list-item>
          <text:p text:style-name="P44"><text:s text:c="4"/>printf("CH1: %d\n",getpid());</text:p>
        </text:list-item>
        <text:list-item>
          <text:p text:style-name="P44"><text:s text:c="4"/>/************************************************</text:p>
        </text:list-item>
        <text:list-item>
          <text:p text:style-name="P44"><text:s text:c="4"/>* close child's unused FDs</text:p>
        </text:list-item>
        <text:list-item>
          <text:p text:style-name="P44"><text:s text:c="4"/>* logic for receiving/reading and printing a message</text:p>
        </text:list-item>
        <text:list-item>
          <text:p text:style-name="P44"><text:s text:c="4"/>* from parent</text:p>
        </text:list-item>
        <text:list-item>
          <text:p text:style-name="P44"><text:s text:c="4"/>************************************************/</text:p>
        </text:list-item>
        <text:list-item>
          <text:p text:style-name="P44"><text:s text:c="4"/>exit(EXIT_SUCCESS);</text:p>
        </text:list-item>
        <text:list-item>
          <text:p text:style-name="P44"><text:s text:c="2"/>}else{</text:p>
        </text:list-item>
        <text:list-item>
          <text:p text:style-name="P44"><text:s text:c="6"/>pid2 = fork();</text:p>
        </text:list-item>
        <text:list-item>
          <text:p text:style-name="P44"><text:s text:c="6"/>if (pid2 != 0) { <text:s text:c="3"/>// child2 </text:p>
        </text:list-item>
        <text:list-item>
          <text:p text:style-name="P44"><text:s text:c="8"/>char buff[BUFF_SIZE];</text:p>
        </text:list-item>
        <text:list-item>
          <text:p text:style-name="P44"><text:s text:c="8"/>printf("CH1: %d\n",getpid());</text:p>
        </text:list-item>
        <text:list-item>
          <text:p text:style-name="P44"><text:s text:c="8"/>/************************************************</text:p>
        </text:list-item>
        <text:list-item>
          <text:p text:style-name="P44"><text:s text:c="8"/>* close child's unused FDs</text:p>
        </text:list-item>
        <text:list-item>
          <text:p text:style-name="P44"><text:s text:c="8"/>* logic for receiving/reading and printing</text:p>
        </text:list-item>
        <text:list-item>
          <text:p text:style-name="P44"><text:s text:c="8"/>* a message from parent</text:p>
        </text:list-item>
        <text:list-item>
          <text:p text:style-name="P44"><text:s text:c="8"/>************************************************/</text:p>
        </text:list-item>
        <text:list-item>
          <text:p text:style-name="P44"><text:s text:c="7"/>exit(EXIT_SUCCESS);</text:p>
        </text:list-item>
        <text:list-item>
          <text:p text:style-name="P44"><text:s text:c="4"/>}else{ <text:s text:c="13"/>//parent</text:p>
        </text:list-item>
        <text:list-item>
          <text:p text:style-name="P44"><text:s text:c="6"/>printf("P:%d ch1:%d ch2:%d\n", getpid(), pid1, pid2);</text:p>
        </text:list-item>
        <text:list-item>
          <text:p text:style-name="P44"><text:s text:c="6"/>char msg_ch1[] = "CS 334";</text:p>
        </text:list-item>
        <text:list-item>
          <text:p text:style-name="P44"><text:s text:c="6"/>char msg_ch2[] = "I love it";</text:p>
        </text:list-item>
        <text:list-item>
          <text:p text:style-name="P44"><text:s text:c="6"/>/************************************************</text:p>
        </text:list-item>
        <text:list-item>
          <text:p text:style-name="P44"><text:s text:c="8"/>* close parent's unused FDs</text:p>
        </text:list-item>
        <text:list-item>
          <text:p text:style-name="P44"><text:s text:c="8"/>* logic for using pipe 1 to write a msg_ch1 </text:p>
        </text:list-item>
        <text:list-item>
          <text:p text:style-name="P44"><text:s text:c="8"/>* to child process 1</text:p>
        </text:list-item>
        <text:list-item>
          <text:p text:style-name="P44"><text:s text:c="8"/>* logic for using pipe 2 to write a msg_ch2</text:p>
        </text:list-item>
        <text:list-item>
          <text:p text:style-name="P44"><text:s text:c="8"/>* to child process 2</text:p>
        </text:list-item>
        <text:list-item>
          <text:p text:style-name="P44"><text:s text:c="8"/>* wait for children and exit</text:p>
        </text:list-item>
        <text:list-item>
          <text:p text:style-name="P44"><text:soft-page-break/><text:s text:c="6"/>*************************************************/ </text:p>
        </text:list-item>
        <text:list-item>
          <text:p text:style-name="P44"><text:s text:c="6"/>}</text:p>
        </text:list-item>
        <text:list-item>
          <text:p text:style-name="P44"><text:s text:c="4"/>}</text:p>
        </text:list-item>
        <text:list-item>
          <text:p text:style-name="P44"><text:s text:c="2"/>}</text:p>
        </text:list-item>
        <text:list-item>
          <text:p text:style-name="P44"><text:s text:c="2"/>return EXIT_SUCCESS;</text:p>
        </text:list-item>
        <text:list-item>
          <text:p text:style-name="P44">}</text:p>
        </text:list-item>
      </text:list>
      <text:p text:style-name="P6"/>
      <text:p text:style-name="P16">a. Copy and paste your code here:</text:p>
      <text:p text:style-name="P29">Answer:</text:p>
      <text:p text:style-name="P17">Lines 18-20:</text:p>
      <text:p text:style-name="P16"/>
      <text:p text:style-name="P16"/>
      <text:p text:style-name="P16">Lines 27-30:</text:p>
      <text:p text:style-name="P16"/>
      <text:p text:style-name="P16"/>
      <text:p text:style-name="P28">Lines 38-41:</text:p>
      <text:p text:style-name="P28"/>
      <text:p text:style-name="P28"/>
      <text:p text:style-name="P16">Lines 48-55:</text:p>
      <text:p text:style-name="P16"/>
      <text:p text:style-name="P16"/>
      <text:p text:style-name="P16">b. Give <text:span text:style-name="T58">the </text:span>printout of your code’s execution that illustrates implementation of the above <text:span text:style-name="T51">described/required program </text:span>logic. </text:p>
      <text:p text:style-name="P29">Answer:</text:p>
      <text:p text:style-name="P16"/>
      <text:p text:style-name="P16">c. Did you have to do any synchronization (<text:span text:style-name="T47">waitpid, </text:span>sleep, <text:span text:style-name="T47">etc.</text:span>) between parent – child to make sure that the child was ready to receive a message? Why / Why not?</text:p>
      <text:p text:style-name="P29">Answer:</text:p>
      <text:p text:style-name="P16"><text:s/></text:p>
      <text:p text:style-name="P7">Part 3. Piping I/O from <text:span text:style-name="T47">one </text:span>process to <text:span text:style-name="T47">another </text:span>process.</text:p>
      <text:p text:style-name="P18"/>
      <text:list xml:id="list978044452" text:style-name="L3">
        <text:list-item>
          <text:p text:style-name="P46">#include &lt;stdio.h&gt;</text:p>
        </text:list-item>
        <text:list-item>
          <text:p text:style-name="P46">#include &lt;stdlib.h&gt;</text:p>
        </text:list-item>
        <text:list-item>
          <text:p text:style-name="P46">#include &lt;string.h&gt;</text:p>
        </text:list-item>
        <text:list-item>
          <text:p text:style-name="P46">#include &lt;unistd.h&gt;</text:p>
        </text:list-item>
        <text:list-item>
          <text:p text:style-name="P46">#include &lt;sys/types.h&gt;</text:p>
        </text:list-item>
        <text:list-item>
          <text:p text:style-name="P46">#include &lt;sys/wait.h&gt;</text:p>
        </text:list-item>
        <text:list-item>
          <text:p text:style-name="P46"/>
        </text:list-item>
        <text:list-item>
          <text:p text:style-name="P46">void close_pipe(int pipefd [2]);</text:p>
        </text:list-item>
        <text:list-item>
          <text:p text:style-name="P46"/>
        </text:list-item>
        <text:list-item>
          <text:p text:style-name="P46">int main(void) {</text:p>
        </text:list-item>
        <text:list-item>
          <text:p text:style-name="P46"/>
        </text:list-item>
        <text:list-item>
          <text:p text:style-name="P46"><text:s text:c="2"/>int pipefd[2];</text:p>
        </text:list-item>
        <text:list-item>
          <text:p text:style-name="P46"><text:s text:c="2"/>int pid;</text:p>
        </text:list-item>
        <text:list-item>
          <text:p text:style-name="P46"/>
        </text:list-item>
        <text:list-item>
          <text:p text:style-name="P46"><text:s text:c="2"/>if (pipe(pipefd) &lt; 0) { <text:s/>//__________________________________</text:p>
        </text:list-item>
        <text:list-item>
          <text:p text:style-name="P46"><text:s text:c="4"/>fprintf(stderr,"pipe failed");</text:p>
        </text:list-item>
        <text:list-item>
          <text:p text:style-name="P46"><text:s text:c="2"/>}</text:p>
        </text:list-item>
        <text:list-item>
          <text:p text:style-name="P46"><text:s text:c="2"/>if ((pid = fork()) &lt; 0) {//__________________________________</text:p>
        </text:list-item>
        <text:list-item>
          <text:p text:style-name="P46"><text:s text:c="4"/>fprintf(stderr,"fork failed");</text:p>
        </text:list-item>
        <text:list-item>
          <text:p text:style-name="P46"><text:s text:c="2"/>}</text:p>
        </text:list-item>
        <text:list-item>
          <text:p text:style-name="P46"/>
        </text:list-item>
        <text:list-item>
          <text:p text:style-name="P46"><text:s text:c="3"/>if (pid <text:span text:style-name="T64">=</text:span>= 0) {<text:tab/><text:tab/>//__________________________________</text:p>
        </text:list-item>
        <text:list-item>
          <text:p text:style-name="P46"><text:soft-page-break/><text:s text:c="4"/>if (dup2(pipefd[1], STDOUT_FILENO) == -1) {</text:p>
        </text:list-item>
        <text:list-item>
          <text:p text:style-name="P46"><text:s text:c="6"/>fprintf(stderr,"dup2");</text:p>
        </text:list-item>
        <text:list-item>
          <text:p text:style-name="P46"><text:s text:c="4"/>} </text:p>
        </text:list-item>
        <text:list-item>
          <text:p text:style-name="P46"><text:s text:c="27"/>//__________________________________</text:p>
        </text:list-item>
        <text:list-item>
          <text:p text:style-name="P46"><text:s text:c="4"/>if((close(pipefd[0]) &lt; 0 ) || (close(pipefd[1]) &lt; 0 )){</text:p>
        </text:list-item>
        <text:list-item>
          <text:p text:style-name="P46"><text:s text:c="6"/>perror("close");</text:p>
        </text:list-item>
        <text:list-item>
          <text:p text:style-name="P46"><text:s text:c="6"/>exit(EXIT_FAILURE);</text:p>
        </text:list-item>
        <text:list-item>
          <text:p text:style-name="P46"><text:s text:c="4"/>}</text:p>
        </text:list-item>
        <text:list-item>
          <text:p text:style-name="P46"><text:s text:c="27"/>//__________________________________</text:p>
        </text:list-item>
        <text:list-item>
          <text:p text:style-name="P46"><text:s text:c="4"/>char** args = malloc(sizeof (char*)*3);</text:p>
        </text:list-item>
        <text:list-item>
          <text:p text:style-name="P46"><text:s text:c="4"/>args[0] = strdup("cat");</text:p>
        </text:list-item>
        <text:list-item>
          <text:p text:style-name="P46"><text:s text:c="4"/>args[1] = strdup("Lab4Part3.c");</text:p>
        </text:list-item>
        <text:list-item>
          <text:p text:style-name="P46"><text:s text:c="4"/>args[2] = NULL;</text:p>
        </text:list-item>
        <text:list-item>
          <text:p text:style-name="P46"><text:s text:c="27"/>//__________________________________</text:p>
        </text:list-item>
        <text:list-item>
          <text:p text:style-name="P46"><text:s text:c="4"/>execvp(args[0], args);</text:p>
        </text:list-item>
        <text:list-item>
          <text:p text:style-name="P46"><text:s text:c="4"/></text:p>
        </text:list-item>
        <text:list-item>
          <text:p text:style-name="P46"><text:s text:c="4"/>perror("execvp");</text:p>
        </text:list-item>
        <text:list-item>
          <text:p text:style-name="P46"><text:s text:c="27"/>//__________________________________</text:p>
        </text:list-item>
        <text:list-item>
          <text:p text:style-name="P46"><text:s text:c="4"/>for (int i = 0; i &lt; 3; ++i) </text:p>
        </text:list-item>
        <text:list-item>
          <text:p text:style-name="P46"><text:s text:c="6"/>free(args[i]);</text:p>
        </text:list-item>
        <text:list-item>
          <text:p text:style-name="P46"><text:s text:c="4"/>free(args);</text:p>
        </text:list-item>
        <text:list-item>
          <text:p text:style-name="P46"><text:s text:c="4"/>exit(EXIT_FAILURE);</text:p>
        </text:list-item>
        <text:list-item>
          <text:p text:style-name="P46"/>
        </text:list-item>
        <text:list-item>
          <text:p text:style-name="P46"><text:s text:c="4"/>} </text:p>
        </text:list-item>
        <text:list-item>
          <text:p text:style-name="P46"><text:s text:c="2"/><text:tab/><text:tab/><text:tab/><text:tab/><text:tab/>//__________________________________</text:p>
        </text:list-item>
        <text:list-item>
          <text:p text:style-name="P46"><text:s text:c="2"/>if ((pid = fork()) == -1) { </text:p>
        </text:list-item>
        <text:list-item>
          <text:p text:style-name="P46"><text:s text:c="4"/>fprintf(stderr,"fork");</text:p>
        </text:list-item>
        <text:list-item>
          <text:p text:style-name="P46"><text:s text:c="2"/>}</text:p>
        </text:list-item>
        <text:list-item>
          <text:p text:style-name="P46"><text:s text:c="2"/><text:tab/><text:tab/><text:tab/><text:tab/><text:tab/>//__________________________________</text:p>
        </text:list-item>
        <text:list-item>
          <text:p text:style-name="P46"><text:s text:c="2"/>if (pid <text:span text:style-name="T64">=</text:span>= 0) {</text:p>
        </text:list-item>
        <text:list-item>
          <text:p text:style-name="P46"><text:s text:c="4"/>if (dup2(pipefd[0], STDIN_FILENO) == -1) {</text:p>
        </text:list-item>
        <text:list-item>
          <text:p text:style-name="P46"><text:s text:c="6"/>fprintf(stderr,"dup2");</text:p>
        </text:list-item>
        <text:list-item>
          <text:p text:style-name="P46"><text:s text:c="4"/>}</text:p>
        </text:list-item>
        <text:list-item>
          <text:p text:style-name="P46"><text:s/><text:tab/><text:tab/><text:tab/><text:tab/><text:tab/>//__________________________________</text:p>
        </text:list-item>
        <text:list-item>
          <text:p text:style-name="P46"><text:s text:c="4"/>if((close(pipefd[0]) &lt; 0 ) || (close(pipefd[1]) &lt; 0 )){</text:p>
        </text:list-item>
        <text:list-item>
          <text:p text:style-name="P46"><text:s text:c="6"/>perror("close");</text:p>
        </text:list-item>
        <text:list-item>
          <text:p text:style-name="P46"><text:s text:c="6"/>exit(EXIT_FAILURE);</text:p>
        </text:list-item>
        <text:list-item>
          <text:p text:style-name="P46"><text:s text:c="4"/>} <text:tab/><text:tab/><text:tab/><text:tab/>//__________________________________</text:p>
        </text:list-item>
        <text:list-item>
          <text:p text:style-name="P46"><text:s text:c="4"/>char** args = malloc(sizeof (char*)*2);;</text:p>
        </text:list-item>
        <text:list-item>
          <text:p text:style-name="P46"><text:s text:c="4"/>args[0] = strdup("less");</text:p>
        </text:list-item>
        <text:list-item>
          <text:p text:style-name="P46"><text:s text:c="4"/>args[1] = NULL;</text:p>
        </text:list-item>
        <text:list-item>
          <text:p text:style-name="P46"><text:s/><text:tab/><text:tab/><text:tab/><text:tab/><text:tab/>//__________________________________</text:p>
        </text:list-item>
        <text:list-item>
          <text:p text:style-name="P46"><text:s text:c="4"/>execvp(args[0], args);</text:p>
        </text:list-item>
        <text:list-item>
          <text:p text:style-name="P46"><text:s text:c="4"/></text:p>
        </text:list-item>
        <text:list-item>
          <text:p text:style-name="P46"><text:s text:c="4"/>perror("execvp");</text:p>
        </text:list-item>
        <text:list-item>
          <text:p text:style-name="P46"><text:s text:c="27"/>//__________________________________</text:p>
        </text:list-item>
        <text:list-item>
          <text:p text:style-name="P46"><text:s text:c="4"/>for (int i = 0; i &lt; 2; ++i) </text:p>
        </text:list-item>
        <text:list-item>
          <text:p text:style-name="P46"><text:s text:c="6"/>free(args[i]);</text:p>
        </text:list-item>
        <text:list-item>
          <text:p text:style-name="P46"><text:s text:c="4"/>free(args);</text:p>
        </text:list-item>
        <text:list-item>
          <text:p text:style-name="P46"><text:s text:c="4"/>exit(EXIT_FAILURE);</text:p>
        </text:list-item>
        <text:list-item>
          <text:p text:style-name="P46"/>
        </text:list-item>
        <text:list-item>
          <text:p text:style-name="P46"><text:s text:c="2"/>}</text:p>
        </text:list-item>
        <text:list-item>
          <text:p text:style-name="P46"><text:s/><text:tab/><text:tab/><text:tab/><text:tab/><text:tab/>//__________________________________</text:p>
        </text:list-item>
        <text:list-item>
          <text:p text:style-name="P46"><text:s text:c="2"/>if((close(pipefd[0]) &lt; 0 ) || (close(pipefd[1]) &lt; 0 )){</text:p>
        </text:list-item>
        <text:list-item>
          <text:p text:style-name="P46"><text:soft-page-break/><text:s text:c="4"/>perror("close");</text:p>
        </text:list-item>
        <text:list-item>
          <text:p text:style-name="P46"><text:s text:c="4"/>exit(EXIT_FAILURE);</text:p>
        </text:list-item>
        <text:list-item>
          <text:p text:style-name="P46"><text:s text:c="2"/>} <text:s text:c="23"/>//__________________________________</text:p>
        </text:list-item>
        <text:list-item>
          <text:p text:style-name="P46"><text:s text:c="2"/>waitpid(pid, NULL, 0); </text:p>
        </text:list-item>
        <text:list-item>
          <text:p text:style-name="P46"><text:s text:c="2"/>return EXIT_SUCCESS;</text:p>
        </text:list-item>
        <text:list-item>
          <text:p text:style-name="P46">}</text:p>
        </text:list-item>
      </text:list>
      <text:p text:style-name="P32"/>
      <text:p text:style-name="P32"/>
      <text:p text:style-name="P11">a. Always comment your code, I did not do that. Please provide meaningful <text:span text:style-name="T51">and excessive </text:span>comments <text:span text:style-name="T52">for the </text:span><text:span text:style-name="T51">LOC above. Focus on </text:span>explain<text:span text:style-name="T51">ing </text:span>what the <text:span text:style-name="T51">given </text:span><text:span text:style-name="T59">line and the immediately following</text:span><text:span text:style-name="T51"> LOC </text:span><text:span text:style-name="T59">do</text:span>.</text:p>
      <text:p text:style-name="P30">Answer:</text:p>
      <text:p text:style-name="P10"/>
      <text:p text:style-name="P10">b. Give <text:span text:style-name="T47">a simple, </text:span><text:span text:style-name="T59">overall </text:span>description <text:span text:style-name="T52">o</text:span>f what the code does and how does it do it. </text:p>
      <text:p text:style-name="P30">Answer:</text:p>
      <text:p text:style-name="P10"/>
      <text:p text:style-name="P10">c. Give a bash command line equivalent of what the above code does.</text:p>
      <text:p text:style-name="P30">Answer:</text:p>
      <text:p text:style-name="P10"/>
      <text:p text:style-name="P10">d. Draw a detail picture of processes (with the relationships to one another), the pipes architecture, <text:span text:style-name="T47">the </text:span><text:span text:style-name="T49">dup</text:span> plumbing connectivity between <text:span text:style-name="T45">the </text:span>processes and the pipes.</text:p>
      <text:p text:style-name="P30">Answer:</text:p>
      <text:p text:style-name="P10"/>
      <text:p text:style-name="P10">e. Alter the above code so that the second command will execute ‘<text:span text:style-name="T49">wc -c -m -l -w</text:span>’ on the output of the command <text:span text:style-name="T59">on the LHS</text:span>. <text:span text:style-name="T43">Copy and paste your altered code that implements the above described functionality. Also copy and paste the output of your program.</text:span></text:p>
      <text:p text:style-name="P30">Answer:</text:p>
      <text:p text:style-name="P32"/>
      <text:p text:style-name="P40"><text:span text:style-name="T17">f</text:span><text:span text:style-name="T13">. </text:span><text:span text:style-name="T17">Explain why does the code uses heap memory to allocate </text:span><text:span text:style-name="T32">args</text:span><text:span text:style-name="T17"> array and </text:span><text:span text:style-name="T32">strdup</text:span><text:span text:style-name="T17"> the strings to send to the </text:span><text:span text:style-name="T32">execve</text:span><text:span text:style-name="T17"> command? Why not simply declare it as an array of </text:span><text:span text:style-name="T32">char**</text:span><text:span text:style-name="T17"> on the stack? See LOC 61-63 for an example.</text:span></text:p>
      <text:p text:style-name="P31">Answer:</text:p>
      <text:p text:style-name="P31"/>
      <text:p text:style-name="P41"><text:span text:style-name="T4">Part </text:span><text:span text:style-name="T7">4</text:span><text:span text:style-name="T4"> (0 pts): </text:span><text:span text:style-name="T3">Additional information about his module:</text:span></text:p>
      <text:p text:style-name="P36"><text:span text:style-name="T3">Please </text:span><text:span text:style-name="T5">give me</text:span><text:span text:style-name="T3"> any feedback about this module. What worked, what would you change, what additional questions would you include? </text:span><text:span text:style-name="T8">Anything you found particularly intriguing about this lab? </text:span></text:p>
      <text:p text:style-name="P19"/>
      <text:p text:style-name="P37"><text:span text:style-name="T1">What to turn in on Moodle:</text:span><text:span text:style-name="T3"> </text:span></text:p>
      <text:p text:style-name="P9">* <text:span text:style-name="T38">A pdf of the above writeup and the source code solution for Parts 2 and 3 (name these files: <text:s/>“&lt;yourname&gt;_Lab4_Part&lt;</text:span><text:span text:style-name="T59">1,</text:span><text:span text:style-name="T38">2,3&gt;.c” <text:s/>respectivel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tin </meta:initial-creator>
    <meta:creation-date>2020-01-13T10:16:36.324210973</meta:creation-date>
    <dc:date>2024-02-06T07:53:29.966431986</dc:date>
    <dc:creator>Martin </dc:creator>
    <meta:editing-duration>PT23H43M55S</meta:editing-duration>
    <meta:editing-cycles>33</meta:editing-cycles>
    <meta:generator>LibreOffice/6.4.7.2$Linux_X86_64 LibreOffice_project/40$Build-2</meta:generator>
    <meta:printed-by>Martin </meta:printed-by>
    <meta:print-date>2020-02-06T07:54:28.582219393</meta:print-date>
    <meta:document-statistic meta:table-count="0" meta:image-count="0" meta:object-count="0" meta:page-count="6" meta:paragraph-count="232" meta:word-count="1570" meta:character-count="10471" meta:non-whitespace-character-count="8517"/>
  </office:meta>
</office:document-meta>
</file>